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3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equisitos funcionais e não funcionais</text:p>
          </table:table-cell>
        </table:table-row>
        <table:table-row table:style-name="ro2">
          <table:table-cell/>
        </table:table-row>
        <table:table-row table:style-name="ro1">
          <table:table-cell table:style-name="ce2" office:value-type="string" calcext:value-type="string">
            <text:p>F1-Controle de Acesso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 calcext:value-type="string">
            <text:p><text:span text:style-name="T1">Descrição</text:span>:O sistemas devera ter um controle de acesso para todos os usuários do sistemas</text:p>
          </table:table-cell>
        </table:table-row>
        <table:table-row table:style-name="ro2">
          <table:table-cell table:style-name="ce3" office:value-type="string" calcext:value-type="string">
            <text:p>que será autenticado por nome de usuário e senha.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1">
          <table:table-cell table:style-name="ce5"/>
        </table:table-row>
        <table:table-row table:style-name="ro2">
          <table:table-cell table:style-name="ce3" office:value-type="string" calcext:value-type="string">
            <text:p>RN 1.1 Logar:O campo login teve no mínimo x caracteres e no máximo x caracteres,pode possuir apenas letras e/ou números</text:p>
          </table:table-cell>
        </table:table-row>
        <table:table-row table:style-name="ro2">
          <table:table-cell office:value-type="string" calcext:value-type="string">
            <text:p>RN 1.2 Senha:A senha de ter no mínimo x caracteres e no máximo x caracteres,podendo possui letras,números e caracteres especiais</text:p>
          </table:table-cell>
        </table:table-row>
        <table:table-row table:style-name="ro2">
          <table:table-cell office:value-type="string" calcext:value-type="string">
            <text:p>RN 1.3 Senha digito:A senha digitada não poderá se vista pelo usuário,o campo será formatado para que apareça apenas o caracteres especial <text:s/>* .</text:p>
          </table:table-cell>
        </table:table-row>
        <table:table-row table:style-name="ro2">
          <table:table-cell office:value-type="string" calcext:value-type="string">
            <text:p>RN 1.4 Login efetuado:Se o nome de usuário e a senha estiverem correto o sistemas irá para a tele principal com os menu de acordo com o tipo de usuário.</text:p>
          </table:table-cell>
        </table:table-row>
        <table:table-row table:style-name="ro2">
          <table:table-cell office:value-type="string" calcext:value-type="string">
            <text:p>RN 1.5 Login não efetuado:Se o nome de usuário ou a senha estiverem incorreto,irá aparece uma mensagem de erro informando qual é o tipo de err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2-Lançar Médic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2.1 Nome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2:06:45.2701177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43:46.479312131</meta:creation-date>
    <dc:date>2016-12-06T22:24:59.561012407</dc:date>
    <meta:editing-duration>PT35M51S</meta:editing-duration>
    <meta:editing-cycles>6</meta:editing-cycles>
    <meta:generator>LibreOffice/5.1.4.2$Linux_X86_64 LibreOffice_project/10m0$Build-2</meta:generator>
    <meta:document-statistic meta:table-count="1" meta:cell-count="14" meta:object-count="0"/>
  </office:meta>
</office:document-meta>
</file>